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2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2.3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2.271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3.3cm" svg:x="3cm" svg:y="6.6cm">
          <text:p text:style-name="P1"><text:span text:style-name="T1">ESP8266</text:span></text:p>
          <text:p text:style-name="P1"><text:span text:style-name="T1">E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3.3cm" svg:x="13.9cm" svg:y="6.6cm">
          <text:p text:style-name="P1"><text:span text:style-name="T1">805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3cm" svg:height="0.3cm" svg:x="8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3cm" svg:height="0.3cm" svg:x="8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3cm" svg:height="0.3cm" svg:x="8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5cm" svg:y1="7.5cm" svg:x2="8.4cm" svg:y2="7.5cm">
          <text:p text:style-name="P1"><text:span text:style-name="T2">WF_TX</text:span></text:p>
        </draw:line>
        <draw:line draw:style-name="gr3" draw:text-style-name="P3" draw:layer="layout" svg:x1="5.501cm" svg:y1="8.139cm" svg:x2="8.4cm" svg:y2="8.061cm">
          <text:p text:style-name="P1"><text:span text:style-name="T2">WF_GND</text:span></text:p>
        </draw:line>
        <draw:line draw:style-name="gr3" draw:text-style-name="P3" draw:layer="layout" svg:x1="5.5cm" svg:y1="8.8cm" svg:x2="8.4cm" svg:y2="8.8cm">
          <text:p text:style-name="P1"><text:span text:style-name="T2">WF_RX</text:span></text:p>
        </draw:line>
        <draw:line draw:style-name="gr3" draw:text-style-name="P3" draw:layer="layout" svg:x1="10.5cm" svg:y1="7.5cm" svg:x2="13.9cm" svg:y2="7.5cm">
          <text:p text:style-name="P1"><text:span text:style-name="T2">RX</text:span></text:p>
        </draw:line>
        <draw:line draw:style-name="gr3" draw:text-style-name="P3" draw:layer="layout" svg:x1="10.5cm" svg:y1="8.1cm" svg:x2="13.9cm" svg:y2="8.1cm">
          <text:p text:style-name="P1"><text:span text:style-name="T2">GND</text:span></text:p>
        </draw:line>
        <draw:line draw:style-name="gr3" draw:text-style-name="P3" draw:layer="layout" svg:x1="10.5cm" svg:y1="8.8cm" svg:x2="13.9cm" svg:y2="8.8cm">
          <text:p text:style-name="P1"><text:span text:style-name="T2">TX</text:span></text:p>
        </draw:line>
        <draw:custom-shape draw:style-name="gr2" draw:text-style-name="P1" xml:id="id5" draw:id="id5" draw:layer="layout" svg:width="0.3cm" svg:height="0.3cm" svg:x="8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3cm" svg:height="0.3cm" svg:x="8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3cm" svg:height="0.3cm" svg:x="8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8cm" svg:height="1.9cm" svg:x="4.1cm" svg:y="4.1cm">
          <text:p text:style-name="P1"><text:span text:style-name="T1">USB2SERIAL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71cm" svg:height="1.9cm" svg:x="11.829cm" svg:y="4.201cm">
          <text:p text:style-name="P1"><text:span text:style-name="T1">USB2SERIAL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cm" svg:y1="4.516cm" svg:x2="8.2cm" svg:y2="4.483cm">
          <text:p text:style-name="P1"><text:span text:style-name="T2">TXD</text:span></text:p>
        </draw:line>
        <draw:line draw:style-name="gr3" draw:text-style-name="P3" draw:layer="layout" svg:x1="6.9cm" svg:y1="5.1cm" svg:x2="8.2cm" svg:y2="5.1cm">
          <text:p text:style-name="P1"><text:span text:style-name="T2">RXD</text:span></text:p>
        </draw:line>
        <draw:line draw:style-name="gr3" draw:text-style-name="P3" draw:layer="layout" svg:x1="6.9cm" svg:y1="5.719cm" svg:x2="8.199cm" svg:y2="5.681cm">
          <text:p text:style-name="P1"><text:span text:style-name="T2">GND</text:span></text:p>
        </draw:line>
        <draw:line draw:style-name="gr3" draw:text-style-name="P3" draw:layer="layout" svg:x1="10.5cm" svg:y1="4.5cm" svg:x2="11.8cm" svg:y2="4.5cm">
          <text:p text:style-name="P1"><text:span text:style-name="T2">TXD</text:span></text:p>
        </draw:line>
        <draw:line draw:style-name="gr3" draw:text-style-name="P3" draw:layer="layout" svg:x1="10.5cm" svg:y1="5.1cm" svg:x2="11.8cm" svg:y2="5.1cm">
          <text:p text:style-name="P1"><text:span text:style-name="T2">RXD</text:span></text:p>
        </draw:line>
        <draw:line draw:style-name="gr3" draw:text-style-name="P3" draw:layer="layout" svg:x1="10.5cm" svg:y1="5.8cm" svg:x2="11.8cm" svg:y2="5.8cm">
          <text:p text:style-name="P1"><text:span text:style-name="T2">GND</text:span></text:p>
        </draw:line>
        <draw:frame draw:style-name="gr6" draw:text-style-name="P5" draw:layer="layout" svg:width="9.4cm" svg:height="1cm" svg:x="5cm" svg:y="10.5cm">
          <draw:text-box>
            <text:p text:style-name="P4"><text:span text:style-name="T1">Send commands to ESP8266 – Mode A</text:span></text:p>
          </draw:text-box>
        </draw:frame>
        <draw:custom-shape draw:style-name="gr1" draw:text-style-name="P2" draw:layer="layout" svg:width="2.5cm" svg:height="3.3cm" svg:x="3.3cm" svg:y="14.3cm">
          <text:p text:style-name="P1"><text:span text:style-name="T1">ESP8266</text:span></text:p>
          <text:p text:style-name="P1"><text:span text:style-name="T1">E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3.3cm" svg:x="14.2cm" svg:y="14.3cm">
          <text:p text:style-name="P1"><text:span text:style-name="T1">805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3cm" svg:height="0.3cm" svg:x="8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3cm" svg:height="0.3cm" svg:x="8.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8.7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3cm" svg:height="0.3cm" svg:x="10.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3cm" svg:height="0.3cm" svg:x="10.5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cm" svg:y1="15.2cm" svg:x2="8.7cm" svg:y2="15.2cm">
          <text:p text:style-name="P1"><text:span text:style-name="T2">WF_TX</text:span></text:p>
        </draw:line>
        <draw:line draw:style-name="gr3" draw:text-style-name="P3" draw:layer="layout" svg:x1="5.801cm" svg:y1="15.839cm" svg:x2="8.7cm" svg:y2="15.761cm">
          <text:p text:style-name="P1"><text:span text:style-name="T2">WF_GND</text:span></text:p>
        </draw:line>
        <draw:line draw:style-name="gr3" draw:text-style-name="P3" xml:id="id9" draw:id="id9" draw:layer="layout" svg:x1="5.8cm" svg:y1="16.5cm" svg:x2="8.7cm" svg:y2="16.5cm">
          <text:p text:style-name="P1"><text:span text:style-name="T2">WF_RX</text:span></text:p>
        </draw:line>
        <draw:line draw:style-name="gr3" draw:text-style-name="P3" xml:id="id12" draw:id="id12" draw:layer="layout" svg:x1="10.8cm" svg:y1="15.2cm" svg:x2="14.2cm" svg:y2="15.2cm">
          <text:p text:style-name="P1"><text:span text:style-name="T2">RX</text:span></text:p>
        </draw:line>
        <draw:line draw:style-name="gr3" draw:text-style-name="P3" xml:id="id8" draw:id="id8" draw:layer="layout" svg:x1="10.8cm" svg:y1="15.8cm" svg:x2="14.2cm" svg:y2="15.8cm">
          <text:p text:style-name="P1"><text:span text:style-name="T2">GND</text:span></text:p>
        </draw:line>
        <draw:line draw:style-name="gr3" draw:text-style-name="P3" xml:id="id10" draw:id="id10" draw:layer="layout" svg:x1="10.8cm" svg:y1="16.5cm" svg:x2="14.2cm" svg:y2="16.5cm">
          <text:p text:style-name="P1"><text:span text:style-name="T2">TX</text:span></text:p>
        </draw:line>
        <draw:custom-shape draw:style-name="gr2" draw:text-style-name="P1" draw:layer="layout" svg:width="0.3cm" svg:height="0.3cm" svg:x="8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3cm" svg:height="0.3cm" svg:x="8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3cm" svg:height="0.3cm" svg:x="8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0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3cm" svg:height="0.3cm" svg:x="10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3cm" svg:height="0.3cm" svg:x="10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8cm" svg:height="1.9cm" svg:x="4.4cm" svg:y="11.8cm">
          <text:p text:style-name="P1"><text:span text:style-name="T1">USB2SERIAL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71cm" svg:height="1.9cm" svg:x="12.129cm" svg:y="11.901cm">
          <text:p text:style-name="P1"><text:span text:style-name="T1">USB2SERIAL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cm" svg:y1="12.216cm" svg:x2="8.5cm" svg:y2="12.183cm">
          <text:p text:style-name="P1"><text:span text:style-name="T2">TXD</text:span></text:p>
        </draw:line>
        <draw:line draw:style-name="gr3" draw:text-style-name="P3" draw:layer="layout" svg:x1="7.2cm" svg:y1="12.8cm" svg:x2="8.5cm" svg:y2="12.8cm">
          <text:p text:style-name="P1"><text:span text:style-name="T2">RXD</text:span></text:p>
        </draw:line>
        <draw:line draw:style-name="gr3" draw:text-style-name="P3" draw:layer="layout" svg:x1="7.2cm" svg:y1="13.419cm" svg:x2="8.499cm" svg:y2="13.381cm">
          <text:p text:style-name="P1"><text:span text:style-name="T2">GND</text:span></text:p>
        </draw:line>
        <draw:line draw:style-name="gr3" draw:text-style-name="P3" draw:layer="layout" svg:x1="10.8cm" svg:y1="12.2cm" svg:x2="12.1cm" svg:y2="12.2cm">
          <text:p text:style-name="P1"><text:span text:style-name="T2">TXD</text:span></text:p>
        </draw:line>
        <draw:line draw:style-name="gr3" draw:text-style-name="P3" draw:layer="layout" svg:x1="10.8cm" svg:y1="12.8cm" svg:x2="12.1cm" svg:y2="12.8cm">
          <text:p text:style-name="P1"><text:span text:style-name="T2">RXD</text:span></text:p>
        </draw:line>
        <draw:line draw:style-name="gr3" draw:text-style-name="P3" draw:layer="layout" svg:x1="10.8cm" svg:y1="13.5cm" svg:x2="12.1cm" svg:y2="13.5cm">
          <text:p text:style-name="P1"><text:span text:style-name="T2">GND</text:span></text:p>
        </draw:line>
        <draw:frame draw:style-name="gr6" draw:text-style-name="P5" draw:layer="layout" svg:width="9.4cm" svg:height="1cm" svg:x="5.3cm" svg:y="18.2cm">
          <draw:text-box>
            <text:p text:style-name="P4"><text:span text:style-name="T1">Monitor Protocol – Mode B</text:span></text:p>
          </draw:text-box>
        </draw:frame>
        <draw:custom-shape draw:style-name="gr1" draw:text-style-name="P2" draw:layer="layout" svg:width="2.5cm" svg:height="3.3cm" svg:x="3.2cm" svg:y="22cm">
          <text:p text:style-name="P1"><text:span text:style-name="T1">ESP8266</text:span></text:p>
          <text:p text:style-name="P1"><text:span text:style-name="T1">E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3.3cm" svg:x="14.1cm" svg:y="22cm">
          <text:p text:style-name="P1"><text:span text:style-name="T1">805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.6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3cm" svg:height="0.3cm" svg:x="8.6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8.6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0.3cm" svg:height="0.3cm" svg:x="10.4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3cm" svg:height="0.3cm" svg:x="10.4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3cm" svg:height="0.3cm" svg:x="10.4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7cm" svg:y1="22.9cm" svg:x2="8.6cm" svg:y2="22.9cm">
          <text:p text:style-name="P1"><text:span text:style-name="T2">WF_TX</text:span></text:p>
        </draw:line>
        <draw:line draw:style-name="gr3" draw:text-style-name="P3" draw:layer="layout" svg:x1="5.701cm" svg:y1="23.539cm" svg:x2="8.6cm" svg:y2="23.461cm">
          <text:p text:style-name="P1"><text:span text:style-name="T2">WF_GND</text:span></text:p>
        </draw:line>
        <draw:line draw:style-name="gr3" draw:text-style-name="P3" draw:layer="layout" svg:x1="5.7cm" svg:y1="24.2cm" svg:x2="8.6cm" svg:y2="24.2cm">
          <text:p text:style-name="P1"><text:span text:style-name="T2">WF_RX</text:span></text:p>
        </draw:line>
        <draw:line draw:style-name="gr3" draw:text-style-name="P3" draw:layer="layout" svg:x1="10.7cm" svg:y1="22.9cm" svg:x2="14.1cm" svg:y2="22.9cm">
          <text:p text:style-name="P1"><text:span text:style-name="T2">RX</text:span></text:p>
        </draw:line>
        <draw:line draw:style-name="gr3" draw:text-style-name="P3" draw:layer="layout" svg:x1="10.7cm" svg:y1="23.5cm" svg:x2="14.1cm" svg:y2="23.5cm">
          <text:p text:style-name="P1"><text:span text:style-name="T2">GND</text:span></text:p>
        </draw:line>
        <draw:line draw:style-name="gr3" draw:text-style-name="P3" draw:layer="layout" svg:x1="10.7cm" svg:y1="24.2cm" svg:x2="14.1cm" svg:y2="24.2cm">
          <text:p text:style-name="P1"><text:span text:style-name="T2">TX</text:span></text:p>
        </draw:line>
        <draw:custom-shape draw:style-name="gr2" draw:text-style-name="P1" draw:layer="layout" svg:width="0.3cm" svg:height="0.3cm" svg:x="8.4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8.4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3cm" svg:height="0.3cm" svg:x="8.4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0.3cm" svg:height="0.3cm" svg:x="10.4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0.3cm" svg:height="0.3cm" svg:x="10.4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3cm" svg:height="0.3cm" svg:x="10.4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8cm" svg:height="1.9cm" svg:x="4.3cm" svg:y="19.5cm">
          <text:p text:style-name="P1"><text:span text:style-name="T1">USB2SERIAL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71cm" svg:height="1.9cm" svg:x="12.029cm" svg:y="19.601cm">
          <text:p text:style-name="P1"><text:span text:style-name="T1">USB2SERIAL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1cm" svg:y1="19.916cm" svg:x2="8.4cm" svg:y2="19.883cm">
          <text:p text:style-name="P1"><text:span text:style-name="T2">TXD</text:span></text:p>
        </draw:line>
        <draw:line draw:style-name="gr3" draw:text-style-name="P3" draw:layer="layout" svg:x1="7.1cm" svg:y1="20.5cm" svg:x2="8.4cm" svg:y2="20.5cm">
          <text:p text:style-name="P1"><text:span text:style-name="T2">RXD</text:span></text:p>
        </draw:line>
        <draw:line draw:style-name="gr3" draw:text-style-name="P3" draw:layer="layout" svg:x1="7.1cm" svg:y1="21.119cm" svg:x2="8.399cm" svg:y2="21.081cm">
          <text:p text:style-name="P1"><text:span text:style-name="T2">GND</text:span></text:p>
        </draw:line>
        <draw:line draw:style-name="gr3" draw:text-style-name="P3" draw:layer="layout" svg:x1="10.7cm" svg:y1="19.9cm" svg:x2="12cm" svg:y2="19.9cm">
          <text:p text:style-name="P1"><text:span text:style-name="T2">TXD</text:span></text:p>
        </draw:line>
        <draw:line draw:style-name="gr3" draw:text-style-name="P3" draw:layer="layout" svg:x1="10.7cm" svg:y1="20.5cm" svg:x2="12cm" svg:y2="20.5cm">
          <text:p text:style-name="P1"><text:span text:style-name="T2">RXD</text:span></text:p>
        </draw:line>
        <draw:line draw:style-name="gr3" draw:text-style-name="P3" draw:layer="layout" svg:x1="10.7cm" svg:y1="21.2cm" svg:x2="12cm" svg:y2="21.2cm">
          <text:p text:style-name="P1"><text:span text:style-name="T2">GND</text:span></text:p>
        </draw:line>
        <draw:frame draw:style-name="gr6" draw:text-style-name="P5" draw:layer="layout" svg:width="9.4cm" svg:height="1cm" svg:x="5.2cm" svg:y="25.9cm">
          <draw:text-box>
            <text:p text:style-name="P4"><text:span text:style-name="T1">Send commands to 8051 – Mode C</text:span></text:p>
          </draw:text-box>
        </draw:frame>
        <draw:connector draw:style-name="gr7" draw:text-style-name="P1" draw:layer="layout" svg:x1="8.5cm" svg:y1="5.75cm" svg:x2="8.7cm" svg:y2="8.05cm" draw:start-shape="id1" draw:start-glue-point="10" draw:end-shape="id2" draw:end-glue-point="10" svg:d="M8500 5750h702v2300h-502" svg:viewBox="0 0 703 2301">
          <text:p/>
        </draw:connector>
        <draw:connector draw:style-name="gr7" draw:text-style-name="P1" draw:layer="layout" draw:line-skew="0.298cm" svg:x1="8.5cm" svg:y1="5.05cm" svg:x2="8.7cm" svg:y2="7.45cm" draw:start-shape="id3" draw:start-glue-point="10" draw:end-shape="id4" draw:end-glue-point="10" svg:d="M8500 5050h1000v2400h-800" svg:viewBox="0 0 1001 2401">
          <text:p/>
        </draw:connector>
        <draw:connector draw:style-name="gr7" draw:text-style-name="P1" draw:layer="layout" draw:line-skew="0.498cm" svg:x1="8.5cm" svg:y1="4.45cm" svg:x2="8.7cm" svg:y2="8.75cm" draw:start-shape="id5" draw:start-glue-point="10" draw:end-shape="id6" draw:end-glue-point="10" svg:d="M8500 4450h1200v4300h-1000" svg:viewBox="0 0 1201 4301">
          <text:p/>
        </draw:connector>
        <draw:connector draw:style-name="gr7" draw:text-style-name="P1" draw:layer="layout" svg:x1="9cm" svg:y1="15.75cm" svg:x2="10.8cm" svg:y2="15.8cm" draw:start-shape="id7" draw:start-glue-point="10" draw:end-shape="id8" draw:end-glue-point="3" svg:d="M9000 15750h901v50h899" svg:viewBox="0 0 1801 51">
          <text:p/>
        </draw:connector>
        <draw:connector draw:style-name="gr7" draw:text-style-name="P1" draw:layer="layout" svg:x1="8.7cm" svg:y1="16.5cm" svg:x2="10.8cm" svg:y2="16.5cm" draw:start-shape="id9" draw:start-glue-point="1" draw:end-shape="id10" draw:end-glue-point="3" svg:d="M8700 16500h2100" svg:viewBox="0 0 2101 1">
          <text:p/>
        </draw:connector>
        <draw:connector draw:style-name="gr7" draw:text-style-name="P1" draw:layer="layout" svg:x1="9cm" svg:y1="15.15cm" svg:x2="10.8cm" svg:y2="15.2cm" draw:start-shape="id11" draw:start-glue-point="10" draw:end-shape="id12" draw:end-glue-point="3" svg:d="M9000 15150h901v50h899" svg:viewBox="0 0 1801 51">
          <text:p/>
        </draw:connector>
        <draw:connector draw:style-name="gr7" draw:text-style-name="P1" draw:layer="layout" draw:line-skew="-0.202cm" svg:x1="8.8cm" svg:y1="13.45cm" svg:x2="8.956cm" svg:y2="15.856cm" draw:start-shape="id13" draw:start-glue-point="10" draw:end-shape="id7" draw:end-glue-point="9" svg:d="M8800 13450h500v2406h-344" svg:viewBox="0 0 501 2407">
          <text:p/>
        </draw:connector>
        <draw:connector draw:style-name="gr7" draw:text-style-name="P1" draw:layer="layout" draw:line-skew="0.201cm" svg:x1="10.5cm" svg:y1="13.45cm" svg:x2="10.5cm" svg:y2="15.75cm" draw:start-shape="id14" draw:start-glue-point="6" draw:end-shape="id15" draw:end-glue-point="6" svg:d="M10500 13450h-300v2300h300" svg:viewBox="0 0 301 2301">
          <text:p/>
        </draw:connector>
        <draw:connector draw:style-name="gr7" draw:text-style-name="P1" draw:layer="layout" draw:line-skew="0.001cm" svg:x1="10.5cm" svg:y1="12.75cm" svg:x2="10.544cm" svg:y2="16.344cm" draw:start-shape="id16" draw:start-glue-point="6" draw:end-shape="id17" draw:end-glue-point="5" svg:d="M10500 12750h-500v3594h544" svg:viewBox="0 0 545 3595">
          <text:p/>
        </draw:connector>
        <draw:connector draw:style-name="gr7" draw:text-style-name="P1" draw:layer="layout" draw:line-skew="-0.002cm" svg:x1="8.8cm" svg:y1="12.75cm" svg:x2="9cm" svg:y2="15.15cm" draw:start-shape="id18" draw:start-glue-point="10" draw:end-shape="id11" draw:end-glue-point="10" svg:d="M8800 12750h700v2400h-500" svg:viewBox="0 0 701 2401">
          <text:p/>
        </draw:connector>
        <draw:connector draw:style-name="gr7" draw:text-style-name="P1" draw:layer="layout" draw:line-skew="-0.202cm" svg:x1="8.7cm" svg:y1="21.15cm" svg:x2="8.9cm" svg:y2="23.45cm" draw:start-shape="id19" draw:start-glue-point="10" draw:end-shape="id20" draw:end-glue-point="10" svg:d="M8700 21150h500v2300h-300" svg:viewBox="0 0 501 2301">
          <text:p/>
        </draw:connector>
        <draw:connector draw:style-name="gr7" draw:text-style-name="P1" draw:layer="layout" draw:line-skew="0.201cm" svg:x1="10.4cm" svg:y1="21.15cm" svg:x2="10.4cm" svg:y2="23.45cm" draw:start-shape="id21" draw:start-glue-point="6" draw:end-shape="id22" draw:end-glue-point="6" svg:d="M10400 21150h-300v2300h300" svg:viewBox="0 0 301 2301">
          <text:p/>
        </draw:connector>
        <draw:connector draw:style-name="gr7" draw:text-style-name="P1" draw:layer="layout" svg:x1="10.4cm" svg:y1="20.45cm" svg:x2="10.4cm" svg:y2="24.15cm" draw:start-shape="id23" draw:start-glue-point="6" draw:end-shape="id24" draw:end-glue-point="6" svg:d="M10400 20450h-501v3700h501" svg:viewBox="0 0 502 3701">
          <text:p/>
        </draw:connector>
        <draw:connector draw:style-name="gr7" draw:text-style-name="P1" draw:layer="layout" draw:line-skew="-0.199cm" svg:x1="10.4cm" svg:y1="19.85cm" svg:x2="10.4cm" svg:y2="22.85cm" draw:start-shape="id25" draw:start-glue-point="6" draw:end-shape="id26" draw:end-glue-point="6" svg:d="M10400 19850h-700v3000h700" svg:viewBox="0 0 7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2:57:19.790244924</meta:creation-date>
    <dc:date>2016-03-21T13:29:05.052802764</dc:date>
    <meta:editing-duration>PT28M51S</meta:editing-duration>
    <meta:editing-cycles>5</meta:editing-cycles>
    <meta:generator>LibreOffice/5.0.5.2$Linux_X86_64 LibreOffice_project/00$Build-2</meta:generator>
    <meta:document-statistic meta:object-count="101"/>
  </office:meta>
</office:document-meta>
</file>